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2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be 1" table:style-name="ta1"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1" table:formula="of:=1.5419" office:value-type="float" office:value="1.5419" calcext:value-type="float">
            <text:p>1,5419</text:p>
          </table:table-cell>
          <table:table-cell table:number-columns-repeated="6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1" office:value-type="float" office:value="-3.254477" calcext:value-type="float">
            <text:p>-3,25447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hi*2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fcu</text:p>
          </table:table-cell>
          <table:table-cell table:style-name="ce2" office:value-type="string" calcext:value-type="string">
            <text:p>fau</text:p>
          </table:table-cell>
          <table:table-cell/>
          <table:table-cell office:value-type="string" calcext:value-type="string">
            <text:p>I 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S^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ce4"/>
          <table:table-cell table:style-name="Default"/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office:value-type="float" office:value="24.23" calcext:value-type="float">
            <text:p>24,23</text:p>
          </table:table-cell>
          <table:table-cell/>
          <table:table-cell table:style-name="ce4" table:formula="of:=([.$F$2]*SQRT([.F12]))/(2*SIN([.G12]*PI()/(2*180)))" office:value-type="float" office:value="3.67338508290549" calcext:value-type="float">
            <text:p>3,6734</text:p>
          </table:table-cell>
          <table:table-cell table:style-name="Default"/>
          <table:table-cell table:formula="of:=SIN([.G12]/2/180*PI())/[.$F$2]" office:value-type="float" office:value="0.136114234885639" calcext:value-type="float">
            <text:p>0,1361142349</text:p>
          </table:table-cell>
          <table:table-cell/>
          <table:table-cell table:style-name="ce2" table:formula="of:=[.$M$3]*EXP(-[.$M$4]*[.$K12]^2)+[.$N$3]*EXP(-[.$N$4]*[.$K12]^2)+[.$O$3]*EXP(-[.$O$4]*[.$K12]^2)+[.$P$3]*EXP(-[.$P$4]*[.$K12]^2)+[.$Q$3]*EXP(-[.$Q$4]*[.$K12]^2)+[.$S$3]" office:value-type="float" office:value="25.857163812928" calcext:value-type="float">
            <text:p>25,86</text:p>
          </table:table-cell>
          <table:table-cell table:style-name="ce2" table:formula="of:=[.$M$5]*EXP(-[.$M$6]*[.$K12]^2)+[.$N$5]*EXP(-[.$N$6]*[.$K12]^2)+[.$O$5]*EXP(-[.$O$6]*[.$K12]^2)+[.$P$5]*EXP(-[.$P$6]*[.$K12]^2)+[.$Q$5]*EXP(-[.$Q$6]*[.$K12]^2)+[.$S$5]" office:value-type="float" office:value="72.4898992717733" calcext:value-type="float">
            <text:p>72,49</text:p>
          </table:table-cell>
          <table:table-cell/>
          <table:table-cell table:style-name="ce5" office:value-type="float" office:value="101.002" calcext:value-type="float">
            <text:p>101,002</text:p>
          </table:table-cell>
          <table:table-cell office:value-type="float" office:value="6" calcext:value-type="float">
            <text:p>6</text:p>
          </table:table-cell>
          <table:table-cell table:formula="of:=(1+COS([.G12]*PI()/180)^2)/(4*SIN([.G12]*PI()/180/2)^2*COS([.G12]*PI()/180/2))" office:value-type="float" office:value="10.6322737619571" calcext:value-type="float">
            <text:p>10,632273762</text:p>
          </table:table-cell>
          <table:table-cell/>
          <table:table-cell table:formula="of:=[.P12]/[.P14]*(([.N14]+[.M14]*3)/([.N12]-[.M12]))^2*(([.Q14]*[.R14])/([.Q12]*[.R12]))" office:value-type="float" office:value="0.559732427756429" calcext:value-type="float">
            <text:p>0,5597324278</text:p>
          </table:table-cell>
          <table:table-cell table:formula="of:=SQRT([.T12])" office:value-type="float" office:value="0.748152676768872" calcext:value-type="float">
            <text:p>0,748152676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office:value-type="float" office:value="38.31" calcext:value-type="float">
            <text:p>38,31</text:p>
          </table:table-cell>
          <table:table-cell/>
          <table:table-cell table:style-name="ce4" table:formula="of:=([.$F$2]*SQRT([.F13]))/(2*SIN([.G13]*PI()/(2*180)))" office:value-type="float" office:value="3.32278399319854" calcext:value-type="float">
            <text:p>3,3228</text:p>
          </table:table-cell>
          <table:table-cell table:style-name="Default"/>
          <table:table-cell table:formula="of:=SIN([.G14]/2/180*PI())/[.$F$2]" office:value-type="float" office:value="0.231785530897148" calcext:value-type="float">
            <text:p>0,2317855309</text:p>
          </table:table-cell>
          <table:table-cell/>
          <table:table-cell table:style-name="ce2" table:formula="of:=[.$M$3]*EXP(-[.$M$4]*[.$K13]^2)+[.$N$3]*EXP(-[.$N$4]*[.$K13]^2)+[.$O$3]*EXP(-[.$O$4]*[.$K13]^2)+[.$P$3]*EXP(-[.$P$4]*[.$K13]^2)+[.$Q$3]*EXP(-[.$Q$4]*[.$K13]^2)+[.$S$3]" office:value-type="float" office:value="22.3680883847434" calcext:value-type="float">
            <text:p>22,37</text:p>
          </table:table-cell>
          <table:table-cell table:style-name="ce2" table:formula="of:=[.$M$5]*EXP(-[.$M$6]*[.$K13]^2)+[.$N$5]*EXP(-[.$N$6]*[.$K13]^2)+[.$O$5]*EXP(-[.$O$6]*[.$K13]^2)+[.$P$5]*EXP(-[.$P$6]*[.$K13]^2)+[.$Q$5]*EXP(-[.$Q$6]*[.$K13]^2)+[.$S$5]" office:value-type="float" office:value="64.6726459325461" calcext:value-type="float">
            <text:p>64,67</text:p>
          </table:table-cell>
          <table:table-cell/>
          <table:table-cell table:style-name="ce5" office:value-type="float" office:value="29.711" calcext:value-type="float">
            <text:p>29,711</text:p>
          </table:table-cell>
          <table:table-cell office:value-type="float" office:value="12" calcext:value-type="float">
            <text:p>12</text:p>
          </table:table-cell>
          <table:table-cell table:formula="of:=(1+COS([.G14]*PI()/180)^2)/(4*SIN([.G14]*PI()/180/2)^2*COS([.G14]*PI()/180/2))" office:value-type="float" office:value="3.25744279437029" calcext:value-type="float">
            <text:p>3,2574427944</text:p>
          </table:table-cell>
          <table:table-cell/>
          <table:table-cell table:formula="of:=[.P13]/[.P14]*(([.N14]+[.M14]*3)/([.N13]-[.M13]))^2*(([.Q14]*[.R14])/([.Q13]*[.R13]))" office:value-type="float" office:value="0.326508573972084" calcext:value-type="float">
            <text:p>0,326508574</text:p>
          </table:table-cell>
          <table:table-cell table:formula="of:=SQRT([.T13])" office:value-type="float" office:value="0.571409287614477" calcext:value-type="float">
            <text:p>0,571409287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 office:value-type="float" office:value="41.88" calcext:value-type="float">
            <text:p>41,88</text:p>
          </table:table-cell>
          <table:table-cell/>
          <table:table-cell table:style-name="ce4" table:formula="of:=([.$F$2]*SQRT([.F14]))/(2*SIN([.G14]*PI()/(2*180)))" office:value-type="float" office:value="3.73632210963472" calcext:value-type="float">
            <text:p>3,7363</text:p>
          </table:table-cell>
          <table:table-cell table:style-name="Default"/>
          <table:table-cell table:formula="of:=SIN([.G14]/2/180*PI())/[.$F$2]" office:value-type="float" office:value="0.231785530897148" calcext:value-type="float">
            <text:p>0,2317855309</text:p>
          </table:table-cell>
          <table:table-cell/>
          <table:table-cell table:style-name="ce2" table:formula="of:=[.$M$3]*EXP(-[.$M$4]*[.$K14]^2)+[.$N$3]*EXP(-[.$N$4]*[.$K14]^2)+[.$O$3]*EXP(-[.$O$4]*[.$K14]^2)+[.$P$3]*EXP(-[.$P$4]*[.$K14]^2)+[.$Q$3]*EXP(-[.$Q$4]*[.$K14]^2)+[.$S$3]" office:value-type="float" office:value="22.3680883847434" calcext:value-type="float">
            <text:p>22,37</text:p>
          </table:table-cell>
          <table:table-cell table:style-name="ce2" table:formula="of:=[.$M$5]*EXP(-[.$M$6]*[.$K14]^2)+[.$N$5]*EXP(-[.$N$6]*[.$K14]^2)+[.$O$5]*EXP(-[.$O$6]*[.$K14]^2)+[.$P$5]*EXP(-[.$P$6]*[.$K14]^2)+[.$Q$5]*EXP(-[.$Q$6]*[.$K14]^2)+[.$S$5]" office:value-type="float" office:value="64.6726459325461" calcext:value-type="float">
            <text:p>64,67</text:p>
          </table:table-cell>
          <table:table-cell/>
          <table:table-cell table:style-name="ce5" office:value-type="float" office:value="588.621" calcext:value-type="float">
            <text:p>588,621</text:p>
          </table:table-cell>
          <table:table-cell office:value-type="float" office:value="8" calcext:value-type="float">
            <text:p>8</text:p>
          </table:table-cell>
          <table:table-cell table:formula="of:=(1+COS([.G14]*PI()/180)^2)/(4*SIN([.G14]*PI()/180/2)^2*COS([.G14]*PI()/180/2))" office:value-type="float" office:value="3.25744279437029" calcext:value-type="float">
            <text:p>3,2574427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 office:value-type="float" office:value="48.61" calcext:value-type="float">
            <text:p>48,61</text:p>
          </table:table-cell>
          <table:table-cell/>
          <table:table-cell table:style-name="ce4" table:formula="of:=([.$F$2]*SQRT([.F15]))/(2*SIN([.G15]*PI()/(2*180)))" office:value-type="float" office:value="3.74616832283386" calcext:value-type="float">
            <text:p>3,7462</text:p>
          </table:table-cell>
          <table:table-cell table:style-name="Default"/>
          <table:table-cell table:formula="of:=SIN([.G14]/2/180*PI())/[.$F$2]" office:value-type="float" office:value="0.231785530897148" calcext:value-type="float">
            <text:p>0,2317855309</text:p>
          </table:table-cell>
          <table:table-cell/>
          <table:table-cell table:style-name="ce2" table:formula="of:=[.$M$3]*EXP(-[.$M$4]*[.$K15]^2)+[.$N$3]*EXP(-[.$N$4]*[.$K15]^2)+[.$O$3]*EXP(-[.$O$4]*[.$K15]^2)+[.$P$3]*EXP(-[.$P$4]*[.$K15]^2)+[.$Q$3]*EXP(-[.$Q$4]*[.$K15]^2)+[.$S$3]" office:value-type="float" office:value="22.3680883847434" calcext:value-type="float">
            <text:p>22,37</text:p>
          </table:table-cell>
          <table:table-cell table:style-name="ce2" table:formula="of:=[.$M$5]*EXP(-[.$M$6]*[.$K15]^2)+[.$N$5]*EXP(-[.$N$6]*[.$K15]^2)+[.$O$5]*EXP(-[.$O$6]*[.$K15]^2)+[.$P$5]*EXP(-[.$P$6]*[.$K15]^2)+[.$Q$5]*EXP(-[.$Q$6]*[.$K15]^2)+[.$S$5]" office:value-type="float" office:value="64.6726459325461" calcext:value-type="float">
            <text:p>64,67</text:p>
          </table:table-cell>
          <table:table-cell/>
          <table:table-cell table:style-name="ce5" office:value-type="float" office:value="697.07" calcext:value-type="float">
            <text:p>697,07</text:p>
          </table:table-cell>
          <table:table-cell office:value-type="float" office:value="6" calcext:value-type="float">
            <text:p>6</text:p>
          </table:table-cell>
          <table:table-cell table:formula="of:=(1+COS([.G14]*PI()/180)^2)/(4*SIN([.G14]*PI()/180/2)^2*COS([.G14]*PI()/180/2))" office:value-type="float" office:value="3.25744279437029" calcext:value-type="float">
            <text:p>3,2574427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office:value-type="float" office:value="53.65" calcext:value-type="float">
            <text:p>53,65</text:p>
          </table:table-cell>
          <table:table-cell/>
          <table:table-cell table:style-name="ce4" table:formula="of:=([.$F$2]*SQRT([.F16]))/(2*SIN([.G16]*PI()/(2*180)))" office:value-type="float" office:value="3.8201258971186" calcext:value-type="float">
            <text:p>3,8201</text:p>
          </table:table-cell>
          <table:table-cell table:style-name="Default"/>
          <table:table-cell table:formula="of:=SIN([.G16]/2/180*PI())/[.$F$2]" office:value-type="float" office:value="0.292669409035234" calcext:value-type="float">
            <text:p>0,292669409</text:p>
          </table:table-cell>
          <table:table-cell/>
          <table:table-cell table:style-name="ce2" table:formula="of:=[.$M$3]*EXP(-[.$M$4]*[.$K16]^2)+[.$N$3]*EXP(-[.$N$4]*[.$K16]^2)+[.$O$3]*EXP(-[.$O$4]*[.$K16]^2)+[.$P$3]*EXP(-[.$P$4]*[.$K16]^2)+[.$Q$3]*EXP(-[.$Q$4]*[.$K16]^2)+[.$S$3]" office:value-type="float" office:value="20.1385033003906" calcext:value-type="float">
            <text:p>20,14</text:p>
          </table:table-cell>
          <table:table-cell table:style-name="ce2" table:formula="of:=[.$M$5]*EXP(-[.$M$6]*[.$K16]^2)+[.$N$5]*EXP(-[.$N$6]*[.$K16]^2)+[.$O$5]*EXP(-[.$O$6]*[.$K16]^2)+[.$P$5]*EXP(-[.$P$6]*[.$K16]^2)+[.$Q$5]*EXP(-[.$Q$6]*[.$K16]^2)+[.$S$5]" office:value-type="float" office:value="59.9588938546579" calcext:value-type="float">
            <text:p>59,96</text:p>
          </table:table-cell>
          <table:table-cell/>
          <table:table-cell table:style-name="ce5" office:value-type="float" office:value="3.355" calcext:value-type="float">
            <text:p>3,355</text:p>
          </table:table-cell>
          <table:table-cell office:value-type="float" office:value="24" calcext:value-type="float">
            <text:p>24</text:p>
          </table:table-cell>
          <table:table-cell table:formula="of:=(1+COS([.G16]*PI()/180)^2)/(4*SIN([.G16]*PI()/180/2)^2*COS([.G16]*PI()/180/2))" office:value-type="float" office:value="1.85897922375714" calcext:value-type="float">
            <text:p>1,8589792238</text:p>
          </table:table-cell>
          <table:table-cell/>
          <table:table-cell table:formula="of:=[.P16]/[.P15]*(([.N15]+[.M15]*3)/([.N16]-[.M16]))^2*(([.Q15]*[.R15])/([.Q16]*[.R16]))" office:value-type="float" office:value="0.0230901108832702" calcext:value-type="float">
            <text:p>0,0230901109</text:p>
          </table:table-cell>
          <table:table-cell table:formula="of:=SQRT([.T16])" office:value-type="float" office:value="0.151954305247565" calcext:value-type="float">
            <text:p>0,151954305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office:value-type="float" office:value="64.47" calcext:value-type="float">
            <text:p>64,47</text:p>
          </table:table-cell>
          <table:table-cell/>
          <table:table-cell table:style-name="ce4" table:formula="of:=([.$F$2]*SQRT([.F17]))/(2*SIN([.G17]*PI()/(2*180)))" office:value-type="float" office:value="3.54041731064919" calcext:value-type="float">
            <text:p>3,5404</text:p>
          </table:table-cell>
          <table:table-cell table:style-name="Default"/>
          <table:table-cell table:formula="of:=SIN([.G17]/2/180*PI())/[.$F$2]" office:value-type="float" office:value="0.345932347496915" calcext:value-type="float">
            <text:p>0,3459323475</text:p>
          </table:table-cell>
          <table:table-cell/>
          <table:table-cell table:style-name="ce2" table:formula="of:=[.$M$3]*EXP(-[.$M$4]*[.$K17]^2)+[.$N$3]*EXP(-[.$N$4]*[.$K17]^2)+[.$O$3]*EXP(-[.$O$4]*[.$K17]^2)+[.$P$3]*EXP(-[.$P$4]*[.$K17]^2)+[.$Q$3]*EXP(-[.$Q$4]*[.$K17]^2)+[.$S$3]" office:value-type="float" office:value="18.2664841267658" calcext:value-type="float">
            <text:p>18,27</text:p>
          </table:table-cell>
          <table:table-cell table:style-name="ce2" table:formula="of:=[.$M$5]*EXP(-[.$M$6]*[.$K17]^2)+[.$N$5]*EXP(-[.$N$6]*[.$K17]^2)+[.$O$5]*EXP(-[.$O$6]*[.$K17]^2)+[.$P$5]*EXP(-[.$P$6]*[.$K17]^2)+[.$Q$5]*EXP(-[.$Q$6]*[.$K17]^2)+[.$S$5]" office:value-type="float" office:value="56.1475671366014" calcext:value-type="float">
            <text:p>56,15</text:p>
          </table:table-cell>
          <table:table-cell/>
          <table:table-cell table:style-name="ce5" office:value-type="float" office:value="56.298" calcext:value-type="float">
            <text:p>56,298</text:p>
          </table:table-cell>
          <table:table-cell office:value-type="float" office:value="24" calcext:value-type="float">
            <text:p>24</text:p>
          </table:table-cell>
          <table:table-cell table:formula="of:=(1+COS([.G17]*PI()/180)^2)/(4*SIN([.G17]*PI()/180/2)^2*COS([.G17]*PI()/180/2))" office:value-type="float" office:value="1.23178497650638" calcext:value-type="float">
            <text:p>1,2317849765</text:p>
          </table:table-cell>
          <table:table-cell/>
          <table:table-cell table:formula="of:=[.P17]/[.P18]*(([.N18]+[.M18]*3)/([.N17]-[.M17]))^2*(([.Q18]*[.R18])/([.Q17]*[.R17]))" office:value-type="float" office:value="0.376812296854608" calcext:value-type="float">
            <text:p>0,3768122969</text:p>
          </table:table-cell>
          <table:table-cell table:formula="of:=SQRT([.T17])" office:value-type="float" office:value="0.613850386376524" calcext:value-type="float">
            <text:p>0,61385038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 office:value-type="float" office:value="71.25" calcext:value-type="float">
            <text:p>71,25</text:p>
          </table:table-cell>
          <table:table-cell/>
          <table:table-cell table:style-name="ce4" table:formula="of:=([.$F$2]*SQRT([.F18]))/(2*SIN([.G18]*PI()/(2*180)))" office:value-type="float" office:value="3.74362126403953" calcext:value-type="float">
            <text:p>3,7436</text:p>
          </table:table-cell>
          <table:table-cell table:style-name="Default"/>
          <table:table-cell table:formula="of:=SIN([.G18]/2/180*PI())/[.$F$2]" office:value-type="float" office:value="0.377766195517091" calcext:value-type="float">
            <text:p>0,3777661955</text:p>
          </table:table-cell>
          <table:table-cell/>
          <table:table-cell table:style-name="ce2" table:formula="of:=[.$M$3]*EXP(-[.$M$4]*[.$K18]^2)+[.$N$3]*EXP(-[.$N$4]*[.$K18]^2)+[.$O$3]*EXP(-[.$O$4]*[.$K18]^2)+[.$P$3]*EXP(-[.$P$4]*[.$K18]^2)+[.$Q$3]*EXP(-[.$Q$4]*[.$K18]^2)+[.$S$3]" office:value-type="float" office:value="17.2098873249538" calcext:value-type="float">
            <text:p>17,21</text:p>
          </table:table-cell>
          <table:table-cell table:style-name="ce2" table:formula="of:=[.$M$5]*EXP(-[.$M$6]*[.$K18]^2)+[.$N$5]*EXP(-[.$N$6]*[.$K18]^2)+[.$O$5]*EXP(-[.$O$6]*[.$K18]^2)+[.$P$5]*EXP(-[.$P$6]*[.$K18]^2)+[.$Q$5]*EXP(-[.$Q$6]*[.$K18]^2)+[.$S$5]" office:value-type="float" office:value="54.0161789059217" calcext:value-type="float">
            <text:p>54,02</text:p>
          </table:table-cell>
          <table:table-cell/>
          <table:table-cell table:style-name="ce5" office:value-type="float" office:value="471.779" calcext:value-type="float">
            <text:p>471,779</text:p>
          </table:table-cell>
          <table:table-cell office:value-type="float" office:value="12" calcext:value-type="float">
            <text:p>12</text:p>
          </table:table-cell>
          <table:table-cell table:formula="of:=(1+COS([.G18]*PI()/180)^2)/(4*SIN([.G18]*PI()/180/2)^2*COS([.G18]*PI()/180/2))" office:value-type="float" office:value="1.00017402098693" calcext:value-type="float">
            <text:p>1,000174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office:value-type="float" office:value="76.11" calcext:value-type="float">
            <text:p>76,11</text:p>
          </table:table-cell>
          <table:table-cell/>
          <table:table-cell table:style-name="ce4" table:formula="of:=([.$F$2]*SQRT([.F19]))/(2*SIN([.G19]*PI()/(2*180)))" office:value-type="float" office:value="3.75208283562994" calcext:value-type="float">
            <text:p>3,7521</text:p>
          </table:table-cell>
          <table:table-cell table:style-name="Default"/>
          <table:table-cell table:formula="of:=SIN([.G19]/2/180*PI())/[.$F$2]" office:value-type="float" office:value="0.39977795419545" calcext:value-type="float">
            <text:p>0,3997779542</text:p>
          </table:table-cell>
          <table:table-cell/>
          <table:table-cell table:style-name="ce2" table:formula="of:=[.$M$3]*EXP(-[.$M$4]*[.$K19]^2)+[.$N$3]*EXP(-[.$N$4]*[.$K19]^2)+[.$O$3]*EXP(-[.$O$4]*[.$K19]^2)+[.$P$3]*EXP(-[.$P$4]*[.$K19]^2)+[.$Q$3]*EXP(-[.$Q$4]*[.$K19]^2)+[.$S$3]" office:value-type="float" office:value="16.512420978248" calcext:value-type="float">
            <text:p>16,51</text:p>
          </table:table-cell>
          <table:table-cell table:style-name="ce2" table:formula="of:=[.$M$5]*EXP(-[.$M$6]*[.$K19]^2)+[.$N$5]*EXP(-[.$N$6]*[.$K19]^2)+[.$O$5]*EXP(-[.$O$6]*[.$K19]^2)+[.$P$5]*EXP(-[.$P$6]*[.$K19]^2)+[.$Q$5]*EXP(-[.$Q$6]*[.$K19]^2)+[.$S$5]" office:value-type="float" office:value="52.6087219223619" calcext:value-type="float">
            <text:p>52,61</text:p>
          </table:table-cell>
          <table:table-cell/>
          <table:table-cell table:style-name="ce5" office:value-type="float" office:value="50.424" calcext:value-type="float">
            <text:p>50,424</text:p>
          </table:table-cell>
          <table:table-cell office:value-type="float" office:value="24" calcext:value-type="float">
            <text:p>24</text:p>
          </table:table-cell>
          <table:table-cell table:formula="of:=(1+COS([.G19]*PI()/180)^2)/(4*SIN([.G19]*PI()/180/2)^2*COS([.G19]*PI()/180/2))" office:value-type="float" office:value="0.883724300238966" calcext:value-type="float">
            <text:p>0,8837243002</text:p>
          </table:table-cell>
          <table:table-cell/>
          <table:table-cell table:formula="of:=[.P19]/[.P18]*(([.N18]+[.M18]*3)/([.N19]-[.M19]))^2*(([.Q18]*[.R18])/([.Q19]*[.R19]))" office:value-type="float" office:value="0.518091988127913" calcext:value-type="float">
            <text:p>0,5180919881</text:p>
          </table:table-cell>
          <table:table-cell table:formula="of:=SQRT([.T19])" office:value-type="float" office:value="0.719786071084953" calcext:value-type="float">
            <text:p>0,719786071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office:value-type="float" office:value="76.11" calcext:value-type="float">
            <text:p>76,11</text:p>
          </table:table-cell>
          <table:table-cell/>
          <table:table-cell table:style-name="ce4" table:formula="of:=([.$F$2]*SQRT([.F20]))/(2*SIN([.G20]*PI()/(2*180)))" office:value-type="float" office:value="3.75208283562994" calcext:value-type="float">
            <text:p>3,7521</text:p>
          </table:table-cell>
          <table:table-cell table:style-name="Default"/>
          <table:table-cell table:formula="of:=SIN([.G20]/2/180*PI())/[.$F$2]" office:value-type="float" office:value="0.39977795419545" calcext:value-type="float">
            <text:p>0,3997779542</text:p>
          </table:table-cell>
          <table:table-cell/>
          <table:table-cell table:style-name="ce2" table:formula="of:=[.$M$3]*EXP(-[.$M$4]*[.$K20]^2)+[.$N$3]*EXP(-[.$N$4]*[.$K20]^2)+[.$O$3]*EXP(-[.$O$4]*[.$K20]^2)+[.$P$3]*EXP(-[.$P$4]*[.$K20]^2)+[.$Q$3]*EXP(-[.$Q$4]*[.$K20]^2)+[.$S$3]" office:value-type="float" office:value="16.512420978248" calcext:value-type="float">
            <text:p>16,51</text:p>
          </table:table-cell>
          <table:table-cell table:style-name="ce2" table:formula="of:=[.$M$5]*EXP(-[.$M$6]*[.$K20]^2)+[.$N$5]*EXP(-[.$N$6]*[.$K20]^2)+[.$O$5]*EXP(-[.$O$6]*[.$K20]^2)+[.$P$5]*EXP(-[.$P$6]*[.$K20]^2)+[.$Q$5]*EXP(-[.$Q$6]*[.$K20]^2)+[.$S$5]" office:value-type="float" office:value="52.6087219223619" calcext:value-type="float">
            <text:p>52,61</text:p>
          </table:table-cell>
          <table:table-cell/>
          <table:table-cell table:style-name="ce5" office:value-type="float" office:value="50.424" calcext:value-type="float">
            <text:p>50,424</text:p>
          </table:table-cell>
          <table:table-cell office:value-type="float" office:value="6" calcext:value-type="float">
            <text:p>6</text:p>
          </table:table-cell>
          <table:table-cell table:formula="of:=(1+COS([.G20]*PI()/180)^2)/(4*SIN([.G20]*PI()/180/2)^2*COS([.G20]*PI()/180/2))" office:value-type="float" office:value="0.883724300238966" calcext:value-type="float">
            <text:p>0,8837243002</text:p>
          </table:table-cell>
          <table:table-cell/>
          <table:table-cell table:formula="of:=[.P20]/[.P18]*(([.N18]+[.M18]*3)/([.N20]-[.M20]))^2*(([.Q18]*[.R18])/([.Q20]*[.R20]))" office:value-type="float" office:value="2.07236795251165" calcext:value-type="float">
            <text:p>2,0723679525</text:p>
          </table:table-cell>
          <table:table-cell table:formula="of:=SQRT([.T20])" office:value-type="float" office:value="1.43957214216991" calcext:value-type="float">
            <text:p>1,43957214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office:value-type="float" office:value="80.24" calcext:value-type="float">
            <text:p>80,24</text:p>
          </table:table-cell>
          <table:table-cell/>
          <table:table-cell table:style-name="ce4" table:formula="of:=([.$F$2]*SQRT([.F21]))/(2*SIN([.G21]*PI()/(2*180)))" office:value-type="float" office:value="3.78335433192171" calcext:value-type="float">
            <text:p>3,7834</text:p>
          </table:table-cell>
          <table:table-cell table:style-name="Default"/>
          <table:table-cell table:formula="of:=SIN([.G21]/2/180*PI())/[.$F$2]" office:value-type="float" office:value="0.417919838156177" calcext:value-type="float">
            <text:p>0,4179198382</text:p>
          </table:table-cell>
          <table:table-cell/>
          <table:table-cell table:style-name="ce2" table:formula="of:=[.$M$3]*EXP(-[.$M$4]*[.$K21]^2)+[.$N$3]*EXP(-[.$N$4]*[.$K21]^2)+[.$O$3]*EXP(-[.$O$4]*[.$K21]^2)+[.$P$3]*EXP(-[.$P$4]*[.$K21]^2)+[.$Q$3]*EXP(-[.$Q$4]*[.$K21]^2)+[.$S$3]" office:value-type="float" office:value="15.9593366770881" calcext:value-type="float">
            <text:p>15,96</text:p>
          </table:table-cell>
          <table:table-cell table:style-name="ce2" table:formula="of:=[.$M$5]*EXP(-[.$M$6]*[.$K21]^2)+[.$N$5]*EXP(-[.$N$6]*[.$K21]^2)+[.$O$5]*EXP(-[.$O$6]*[.$K21]^2)+[.$P$5]*EXP(-[.$P$6]*[.$K21]^2)+[.$Q$5]*EXP(-[.$Q$6]*[.$K21]^2)+[.$S$5]" office:value-type="float" office:value="51.4901357767451" calcext:value-type="float">
            <text:p>51,49</text:p>
          </table:table-cell>
          <table:table-cell/>
          <table:table-cell table:style-name="ce5" office:value-type="float" office:value="49.918" calcext:value-type="float">
            <text:p>49,918</text:p>
          </table:table-cell>
          <table:table-cell office:value-type="float" office:value="24" calcext:value-type="float">
            <text:p>24</text:p>
          </table:table-cell>
          <table:table-cell table:formula="of:=(1+COS([.G21]*PI()/180)^2)/(4*SIN([.G21]*PI()/180/2)^2*COS([.G21]*PI()/180/2))" office:value-type="float" office:value="0.809947925735871" calcext:value-type="float">
            <text:p>0,8099479257</text:p>
          </table:table-cell>
          <table:table-cell/>
          <table:table-cell table:formula="of:=[.P21]/[.P22]*(([.N22]+[.M22]*3)/([.N21]-[.M21]))^2*(([.Q22]*[.R22])/([.Q21]*[.R21]))" office:value-type="float" office:value="0.526260928014385" calcext:value-type="float">
            <text:p>0,526260928</text:p>
          </table:table-cell>
          <table:table-cell table:formula="of:=SQRT([.T21])" office:value-type="float" office:value="0.725438438473166" calcext:value-type="float">
            <text:p>0,725438438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 office:value-type="float" office:value="86.04" calcext:value-type="float">
            <text:p>86,04</text:p>
          </table:table-cell>
          <table:table-cell/>
          <table:table-cell table:style-name="ce4" table:formula="of:=([.$F$2]*SQRT([.F22]))/(2*SIN([.G22]*PI()/(2*180)))" office:value-type="float" office:value="3.74780264696921" calcext:value-type="float">
            <text:p>3,7478</text:p>
          </table:table-cell>
          <table:table-cell table:style-name="Default"/>
          <table:table-cell table:formula="of:=SIN([.G22]/2/180*PI())/[.$F$2]" office:value-type="float" office:value="0.442475912257213" calcext:value-type="float">
            <text:p>0,4424759123</text:p>
          </table:table-cell>
          <table:table-cell/>
          <table:table-cell table:style-name="ce2" table:formula="of:=[.$M$3]*EXP(-[.$M$4]*[.$K22]^2)+[.$N$3]*EXP(-[.$N$4]*[.$K22]^2)+[.$O$3]*EXP(-[.$O$4]*[.$K22]^2)+[.$P$3]*EXP(-[.$P$4]*[.$K22]^2)+[.$Q$3]*EXP(-[.$Q$4]*[.$K22]^2)+[.$S$3]" office:value-type="float" office:value="15.2429870978314" calcext:value-type="float">
            <text:p>15,24</text:p>
          </table:table-cell>
          <table:table-cell table:style-name="ce2" table:formula="of:=[.$M$5]*EXP(-[.$M$6]*[.$K22]^2)+[.$N$5]*EXP(-[.$N$6]*[.$K22]^2)+[.$O$5]*EXP(-[.$O$6]*[.$K22]^2)+[.$P$5]*EXP(-[.$P$6]*[.$K22]^2)+[.$Q$5]*EXP(-[.$Q$6]*[.$K22]^2)+[.$S$5]" office:value-type="float" office:value="50.0358897525192" calcext:value-type="float">
            <text:p>50,04</text:p>
          </table:table-cell>
          <table:table-cell/>
          <table:table-cell table:style-name="ce5" office:value-type="float" office:value="627.957" calcext:value-type="float">
            <text:p>627,957</text:p>
          </table:table-cell>
          <table:table-cell office:value-type="float" office:value="24" calcext:value-type="float">
            <text:p>24</text:p>
          </table:table-cell>
          <table:table-cell table:formula="of:=(1+COS([.G22]*PI()/180)^2)/(4*SIN([.G22]*PI()/180/2)^2*COS([.G22]*PI()/180/2))" office:value-type="float" office:value="0.738122814598219" calcext:value-type="float">
            <text:p>0,7381228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 office:value-type="float" office:value="90.93" calcext:value-type="float">
            <text:p>90,93</text:p>
          </table:table-cell>
          <table:table-cell/>
          <table:table-cell table:style-name="ce4" table:formula="of:=([.$F$2]*SQRT([.F23]))/(2*SIN([.G23]*PI()/(2*180)))" office:value-type="float" office:value="3.7465854862404" calcext:value-type="float">
            <text:p>3,7466</text:p>
          </table:table-cell>
          <table:table-cell table:style-name="Default"/>
          <table:table-cell table:formula="of:=SIN([.G23]/2/180*PI())/[.$F$2]" office:value-type="float" office:value="0.462301157662079" calcext:value-type="float">
            <text:p>0,4623011577</text:p>
          </table:table-cell>
          <table:table-cell/>
          <table:table-cell table:style-name="ce2" table:formula="of:=[.$M$3]*EXP(-[.$M$4]*[.$K23]^2)+[.$N$3]*EXP(-[.$N$4]*[.$K23]^2)+[.$O$3]*EXP(-[.$O$4]*[.$K23]^2)+[.$P$3]*EXP(-[.$P$4]*[.$K23]^2)+[.$Q$3]*EXP(-[.$Q$4]*[.$K23]^2)+[.$S$3]" office:value-type="float" office:value="14.6920429757716" calcext:value-type="float">
            <text:p>14,69</text:p>
          </table:table-cell>
          <table:table-cell table:style-name="ce2" table:formula="of:=[.$M$5]*EXP(-[.$M$6]*[.$K23]^2)+[.$N$5]*EXP(-[.$N$6]*[.$K23]^2)+[.$O$5]*EXP(-[.$O$6]*[.$K23]^2)+[.$P$5]*EXP(-[.$P$6]*[.$K23]^2)+[.$Q$5]*EXP(-[.$Q$6]*[.$K23]^2)+[.$S$5]" office:value-type="float" office:value="48.9115343863694" calcext:value-type="float">
            <text:p>48,91</text:p>
          </table:table-cell>
          <table:table-cell/>
          <table:table-cell table:style-name="ce5" office:value-type="float" office:value="213.356" calcext:value-type="float">
            <text:p>213,356</text:p>
          </table:table-cell>
          <table:table-cell office:value-type="float" office:value="8" calcext:value-type="float">
            <text:p>8</text:p>
          </table:table-cell>
          <table:table-cell table:formula="of:=(1+COS([.G23]*PI()/180)^2)/(4*SIN([.G23]*PI()/180/2)^2*COS([.G23]*PI()/180/2))" office:value-type="float" office:value="0.701714456001839" calcext:value-type="float">
            <text:p>0,70171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^2+[.C24]^2+[.D24]^2" office:value-type="float" office:value="13" calcext:value-type="float">
            <text:p>13</text:p>
          </table:table-cell>
          <table:table-cell office:value-type="float" office:value="96.92" calcext:value-type="float">
            <text:p>96,92</text:p>
          </table:table-cell>
          <table:table-cell/>
          <table:table-cell table:style-name="ce4" table:formula="of:=([.$F$2]*SQRT([.F24]))/(2*SIN([.G24]*PI()/(2*180)))" office:value-type="float" office:value="3.71372874601247" calcext:value-type="float">
            <text:p>3,7137</text:p>
          </table:table-cell>
          <table:table-cell table:style-name="Default"/>
          <table:table-cell table:formula="of:=SIN([.G24]/2/180*PI())/[.$F$2]" office:value-type="float" office:value="0.485435464199608" calcext:value-type="float">
            <text:p>0,4854354642</text:p>
          </table:table-cell>
          <table:table-cell/>
          <table:table-cell table:style-name="ce2" table:formula="of:=[.$M$3]*EXP(-[.$M$4]*[.$K24]^2)+[.$N$3]*EXP(-[.$N$4]*[.$K24]^2)+[.$O$3]*EXP(-[.$O$4]*[.$K24]^2)+[.$P$3]*EXP(-[.$P$4]*[.$K24]^2)+[.$Q$3]*EXP(-[.$Q$4]*[.$K24]^2)+[.$S$3]" office:value-type="float" office:value="14.0800275242726" calcext:value-type="float">
            <text:p>14,08</text:p>
          </table:table-cell>
          <table:table-cell table:style-name="ce2" table:formula="of:=[.$M$5]*EXP(-[.$M$6]*[.$K24]^2)+[.$N$5]*EXP(-[.$N$6]*[.$K24]^2)+[.$O$5]*EXP(-[.$O$6]*[.$K24]^2)+[.$P$5]*EXP(-[.$P$6]*[.$K24]^2)+[.$Q$5]*EXP(-[.$Q$6]*[.$K24]^2)+[.$S$5]" office:value-type="float" office:value="47.654246176256" calcext:value-type="float">
            <text:p>47,65</text:p>
          </table:table-cell>
          <table:table-cell/>
          <table:table-cell table:style-name="ce5" office:value-type="float" office:value="55.682" calcext:value-type="float">
            <text:p>55,682</text:p>
          </table:table-cell>
          <table:table-cell office:value-type="float" office:value="24" calcext:value-type="float">
            <text:p>24</text:p>
          </table:table-cell>
          <table:table-cell table:formula="of:=(1+COS([.G24]*PI()/180)^2)/(4*SIN([.G24]*PI()/180/2)^2*COS([.G24]*PI()/180/2))" office:value-type="float" office:value="0.682679031530522" calcext:value-type="float">
            <text:p>0,6826790315</text:p>
          </table:table-cell>
          <table:table-cell/>
          <table:table-cell table:formula="of:=[.P24]/[.P23]*(([.N23]+[.M23]*3)/([.N24]-[.M24]))^2*(([.Q23]*[.R23])/([.Q24]*[.R24]))" office:value-type="float" office:value="0.685916753314345" calcext:value-type="float">
            <text:p>0,6859167533</text:p>
          </table:table-cell>
          <table:table-cell table:formula="of:=SQRT([.T24])" office:value-type="float" office:value="0.828200913615981" calcext:value-type="float">
            <text:p>0,8282009136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table:style-name="ce3" office:value-type="string" calcext:value-type="string">
            <text:p>Mittelwert</text:p>
          </table:table-cell>
          <table:table-cell table:style-name="ce3" office:value-type="string" calcext:value-type="string">
            <text:p>Standardabweichung</text:p>
          </table:table-cell>
          <table:table-cell table:style-name="Default"/>
          <table:table-cell table:number-columns-repeated="10"/>
          <table:table-cell table:formula="of:=AVERAGE([.U12:.U24])" office:value-type="float" office:value="0.72479552766893" calcext:value-type="float">
            <text:p>0,7247955277</text:p>
          </table:table-cell>
          <table:table-cell table:formula="of:=STDEV([.U12:.U24])" office:value-type="float" office:value="0.355799417008199" calcext:value-type="float">
            <text:p>0,355799417</text:p>
          </table:table-cell>
        </table:table-row>
        <table:table-row table:style-name="ro1">
          <table:table-cell table:number-columns-repeated="7"/>
          <table:table-cell table:style-name="ce3" table:formula="of:=AVERAGE([.I12:.I24])" office:value-type="float" office:value="3.69834314329105" calcext:value-type="float">
            <text:p>3,698</text:p>
          </table:table-cell>
          <table:table-cell table:style-name="ce3" table:formula="of:=STDEV([.I12:.I24])" office:value-type="float" office:value="0.130777176853545" calcext:value-type="float">
            <text:p>0,131</text:p>
          </table:table-cell>
          <table:table-cell table:style-name="Default"/>
          <table:table-cell table:number-columns-repeated="12"/>
        </table:table-row>
        <table:table-row table:style-name="ro1" table:number-rows-repeated="5">
          <table:table-cell table:number-columns-repeated="22"/>
        </table:table-row>
        <table:table-row table:style-name="ro1" table:number-rows-repeated="20">
          <table:table-cell table:number-columns-repeated="9"/>
          <table:table-cell table:style-name="Default"/>
          <table:table-cell table:number-columns-repeated="12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robe 2" table:style-name="ta1"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1.5419" office:value-type="float" office:value="1.5419" calcext:value-type="float">
            <text:p>1,5419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1" office:value-type="float" office:value="-3.254477" calcext:value-type="float">
            <text:p>-3,25447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float" office:value="37.94" calcext:value-type="float">
            <text:p>37,94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hi*2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fcu</text:p>
          </table:table-cell>
          <table:table-cell table:style-name="ce2" office:value-type="string" calcext:value-type="string">
            <text:p>fau</text:p>
          </table:table-cell>
          <table:table-cell/>
          <table:table-cell office:value-type="string" calcext:value-type="string">
            <text:p>I 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S^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ce4"/>
          <table:table-cell table:style-name="Default"/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office:value-type="float" office:value="23.86" calcext:value-type="float">
            <text:p>23,86</text:p>
          </table:table-cell>
          <table:table-cell/>
          <table:table-cell table:style-name="ce4" table:formula="of:=([.$F$2]*SQRT([.F12]))/(2*SIN([.G12]*PI()/(2*180)))" office:value-type="float" office:value="3.72950387615148" calcext:value-type="float">
            <text:p>3,7295</text:p>
          </table:table-cell>
          <table:table-cell table:style-name="Default"/>
          <table:table-cell table:formula="of:=SIN([.G12]/2/180*PI())/[.$F$2]" office:value-type="float" office:value="0.134066089379147" calcext:value-type="float">
            <text:p>0,1340660894</text:p>
          </table:table-cell>
          <table:table-cell/>
          <table:table-cell table:style-name="ce2" table:formula="of:=[.$M$3]*EXP(-[.$M$4]*[.$K12]^2)+[.$N$3]*EXP(-[.$N$4]*[.$K12]^2)+[.$O$3]*EXP(-[.$O$4]*[.$K12]^2)+[.$P$3]*EXP(-[.$P$4]*[.$K12]^2)+[.$Q$3]*EXP(-[.$Q$4]*[.$K12]^2)+[.$S$3]" office:value-type="float" office:value="25.9295932254094" calcext:value-type="float">
            <text:p>25,93</text:p>
          </table:table-cell>
          <table:table-cell table:style-name="ce2" table:formula="of:=[.$M$5]*EXP(-[.$M$6]*[.$K12]^2)+[.$N$5]*EXP(-[.$N$6]*[.$K12]^2)+[.$O$5]*EXP(-[.$O$6]*[.$K12]^2)+[.$P$5]*EXP(-[.$P$6]*[.$K12]^2)+[.$Q$5]*EXP(-[.$Q$6]*[.$K12]^2)+[.$S$5]" office:value-type="float" office:value="72.6510146968824" calcext:value-type="float">
            <text:p>72,65</text:p>
          </table:table-cell>
          <table:table-cell/>
          <table:table-cell table:style-name="ce5" office:value-type="float" office:value="141.581" calcext:value-type="float">
            <text:p>141,581</text:p>
          </table:table-cell>
          <table:table-cell office:value-type="float" office:value="6" calcext:value-type="float">
            <text:p>6</text:p>
          </table:table-cell>
          <table:table-cell table:formula="of:=(1+COS([.G12]*PI()/180)^2)/(4*SIN([.G12]*PI()/180/2)^2*COS([.G12]*PI()/180/2))" office:value-type="float" office:value="10.9808194885039" calcext:value-type="float">
            <text:p>10,9808194885</text:p>
          </table:table-cell>
          <table:table-cell/>
          <table:table-cell table:formula="of:=[.P12]/[.P14]*(([.N14]+[.M14]*3)/([.N12]-[.M12]))^2*(([.Q14]*[.R14])/([.Q12]*[.R12]))" office:value-type="float" office:value="0.756875356350929" calcext:value-type="float">
            <text:p>0,7568753564</text:p>
          </table:table-cell>
          <table:table-cell table:formula="of:=SQRT([.T12])" office:value-type="float" office:value="0.869985836868008" calcext:value-type="float">
            <text:p>0,86998583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office:value-type="float" office:value="34.06" calcext:value-type="float">
            <text:p>34,06</text:p>
          </table:table-cell>
          <table:table-cell/>
          <table:table-cell table:style-name="ce4" table:formula="of:=([.$F$2]*SQRT([.F13]))/(2*SIN([.G13]*PI()/(2*180)))" office:value-type="float" office:value="3.72274069923186" calcext:value-type="float">
            <text:p>3,7227</text:p>
          </table:table-cell>
          <table:table-cell table:style-name="Default"/>
          <table:table-cell table:formula="of:=SIN([.G13]/2/180*PI())/[.$F$2]" office:value-type="float" office:value="0.189942528452882" calcext:value-type="float">
            <text:p>0,1899425285</text:p>
          </table:table-cell>
          <table:table-cell/>
          <table:table-cell table:style-name="ce2" table:formula="of:=[.$M$3]*EXP(-[.$M$4]*[.$K13]^2)+[.$N$3]*EXP(-[.$N$4]*[.$K13]^2)+[.$O$3]*EXP(-[.$O$4]*[.$K13]^2)+[.$P$3]*EXP(-[.$P$4]*[.$K13]^2)+[.$Q$3]*EXP(-[.$Q$4]*[.$K13]^2)+[.$S$3]" office:value-type="float" office:value="23.9083581076966" calcext:value-type="float">
            <text:p>23,91</text:p>
          </table:table-cell>
          <table:table-cell table:style-name="ce2" table:formula="of:=[.$M$5]*EXP(-[.$M$6]*[.$K13]^2)+[.$N$5]*EXP(-[.$N$6]*[.$K13]^2)+[.$O$5]*EXP(-[.$O$6]*[.$K13]^2)+[.$P$5]*EXP(-[.$P$6]*[.$K13]^2)+[.$Q$5]*EXP(-[.$Q$6]*[.$K13]^2)+[.$S$5]" office:value-type="float" office:value="68.091620277834" calcext:value-type="float">
            <text:p>68,09</text:p>
          </table:table-cell>
          <table:table-cell/>
          <table:table-cell table:style-name="ce5" office:value-type="float" office:value="144.21" calcext:value-type="float">
            <text:p>144,21</text:p>
          </table:table-cell>
          <table:table-cell office:value-type="float" office:value="12" calcext:value-type="float">
            <text:p>12</text:p>
          </table:table-cell>
          <table:table-cell table:formula="of:=(1+COS([.G13]*PI()/180)^2)/(4*SIN([.G13]*PI()/180/2)^2*COS([.G13]*PI()/180/2))" office:value-type="float" office:value="5.1404305950303" calcext:value-type="float">
            <text:p>5,140430595</text:p>
          </table:table-cell>
          <table:table-cell/>
          <table:table-cell table:formula="of:=[.P13]/[.P14]*(([.N14]+[.M14]*3)/([.N13]-[.M13]))^2*(([.Q14]*[.R14])/([.Q13]*[.R13]))" office:value-type="float" office:value="0.920739049496537" calcext:value-type="float">
            <text:p>0,9207390495</text:p>
          </table:table-cell>
          <table:table-cell table:formula="of:=SQRT([.T13])" office:value-type="float" office:value="0.959551483504943" calcext:value-type="float">
            <text:p>0,95955148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 office:value-type="float" office:value="41.78" calcext:value-type="float">
            <text:p>41,78</text:p>
          </table:table-cell>
          <table:table-cell/>
          <table:table-cell table:style-name="ce4" table:formula="of:=([.$F$2]*SQRT([.F14]))/(2*SIN([.G14]*PI()/(2*180)))" office:value-type="float" office:value="3.74486371207235" calcext:value-type="float">
            <text:p>3,7449</text:p>
          </table:table-cell>
          <table:table-cell table:style-name="Default"/>
          <table:table-cell table:formula="of:=SIN([.G14]/2/180*PI())/[.$F$2]" office:value-type="float" office:value="0.231256854820277" calcext:value-type="float">
            <text:p>0,2312568548</text:p>
          </table:table-cell>
          <table:table-cell/>
          <table:table-cell table:style-name="ce2" table:formula="of:=[.$M$3]*EXP(-[.$M$4]*[.$K14]^2)+[.$N$3]*EXP(-[.$N$4]*[.$K14]^2)+[.$O$3]*EXP(-[.$O$4]*[.$K14]^2)+[.$P$3]*EXP(-[.$P$4]*[.$K14]^2)+[.$Q$3]*EXP(-[.$Q$4]*[.$K14]^2)+[.$S$3]" office:value-type="float" office:value="22.3875866042572" calcext:value-type="float">
            <text:p>22,39</text:p>
          </table:table-cell>
          <table:table-cell table:style-name="ce2" table:formula="of:=[.$M$5]*EXP(-[.$M$6]*[.$K14]^2)+[.$N$5]*EXP(-[.$N$6]*[.$K14]^2)+[.$O$5]*EXP(-[.$O$6]*[.$K14]^2)+[.$P$5]*EXP(-[.$P$6]*[.$K14]^2)+[.$Q$5]*EXP(-[.$Q$6]*[.$K14]^2)+[.$S$5]" office:value-type="float" office:value="64.7151047921824" calcext:value-type="float">
            <text:p>64,72</text:p>
          </table:table-cell>
          <table:table-cell/>
          <table:table-cell table:style-name="ce5" office:value-type="float" office:value="592.647" calcext:value-type="float">
            <text:p>592,647</text:p>
          </table:table-cell>
          <table:table-cell office:value-type="float" office:value="8" calcext:value-type="float">
            <text:p>8</text:p>
          </table:table-cell>
          <table:table-cell table:formula="of:=(1+COS([.G14]*PI()/180)^2)/(4*SIN([.G14]*PI()/180/2)^2*COS([.G14]*PI()/180/2))" office:value-type="float" office:value="3.27491307982064" calcext:value-type="float">
            <text:p>3,2749130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 office:value-type="float" office:value="48.59" calcext:value-type="float">
            <text:p>48,59</text:p>
          </table:table-cell>
          <table:table-cell/>
          <table:table-cell table:style-name="ce4" table:formula="of:=([.$F$2]*SQRT([.F15]))/(2*SIN([.G15]*PI()/(2*180)))" office:value-type="float" office:value="3.74761667506965" calcext:value-type="float">
            <text:p>3,7476</text:p>
          </table:table-cell>
          <table:table-cell table:style-name="Default"/>
          <table:table-cell table:formula="of:=SIN([.G15]/2/180*PI())/[.$F$2]" office:value-type="float" office:value="0.266836255333242" calcext:value-type="float">
            <text:p>0,2668362553</text:p>
          </table:table-cell>
          <table:table-cell/>
          <table:table-cell table:style-name="ce2" table:formula="of:=[.$M$3]*EXP(-[.$M$4]*[.$K15]^2)+[.$N$3]*EXP(-[.$N$4]*[.$K15]^2)+[.$O$3]*EXP(-[.$O$4]*[.$K15]^2)+[.$P$3]*EXP(-[.$P$4]*[.$K15]^2)+[.$Q$3]*EXP(-[.$Q$4]*[.$K15]^2)+[.$S$3]" office:value-type="float" office:value="21.0783675401308" calcext:value-type="float">
            <text:p>21,08</text:p>
          </table:table-cell>
          <table:table-cell table:style-name="ce2" table:formula="of:=[.$M$5]*EXP(-[.$M$6]*[.$K15]^2)+[.$N$5]*EXP(-[.$N$6]*[.$K15]^2)+[.$O$5]*EXP(-[.$O$6]*[.$K15]^2)+[.$P$5]*EXP(-[.$P$6]*[.$K15]^2)+[.$Q$5]*EXP(-[.$Q$6]*[.$K15]^2)+[.$S$5]" office:value-type="float" office:value="61.9143131427275" calcext:value-type="float">
            <text:p>61,91</text:p>
          </table:table-cell>
          <table:table-cell/>
          <table:table-cell table:style-name="ce5" office:value-type="float" office:value="718.344" calcext:value-type="float">
            <text:p>718,344</text:p>
          </table:table-cell>
          <table:table-cell office:value-type="float" office:value="6" calcext:value-type="float">
            <text:p>6</text:p>
          </table:table-cell>
          <table:table-cell table:formula="of:=(1+COS([.G15]*PI()/180)^2)/(4*SIN([.G15]*PI()/180/2)^2*COS([.G15]*PI()/180/2))" office:value-type="float" office:value="2.32927117172382" calcext:value-type="float">
            <text:p>2,3292711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office:value-type="float" office:value="54.82" calcext:value-type="float">
            <text:p>54,82</text:p>
          </table:table-cell>
          <table:table-cell/>
          <table:table-cell table:style-name="ce4" table:formula="of:=([.$F$2]*SQRT([.F16]))/(2*SIN([.G16]*PI()/(2*180)))" office:value-type="float" office:value="3.74471356967493" calcext:value-type="float">
            <text:p>3,7447</text:p>
          </table:table-cell>
          <table:table-cell table:style-name="Default"/>
          <table:table-cell table:formula="of:=SIN([.G16]/2/180*PI())/[.$F$2]" office:value-type="float" office:value="0.298563286069153" calcext:value-type="float">
            <text:p>0,2985632861</text:p>
          </table:table-cell>
          <table:table-cell/>
          <table:table-cell table:style-name="ce2" table:formula="of:=[.$M$3]*EXP(-[.$M$4]*[.$K16]^2)+[.$N$3]*EXP(-[.$N$4]*[.$K16]^2)+[.$O$3]*EXP(-[.$O$4]*[.$K16]^2)+[.$P$3]*EXP(-[.$P$4]*[.$K16]^2)+[.$Q$3]*EXP(-[.$Q$4]*[.$K16]^2)+[.$S$3]" office:value-type="float" office:value="19.9263182487656" calcext:value-type="float">
            <text:p>19,93</text:p>
          </table:table-cell>
          <table:table-cell table:style-name="ce2" table:formula="of:=[.$M$5]*EXP(-[.$M$6]*[.$K16]^2)+[.$N$5]*EXP(-[.$N$6]*[.$K16]^2)+[.$O$5]*EXP(-[.$O$6]*[.$K16]^2)+[.$P$5]*EXP(-[.$P$6]*[.$K16]^2)+[.$Q$5]*EXP(-[.$Q$6]*[.$K16]^2)+[.$S$5]" office:value-type="float" office:value="59.5224025053273" calcext:value-type="float">
            <text:p>59,52</text:p>
          </table:table-cell>
          <table:table-cell/>
          <table:table-cell table:style-name="ce5" office:value-type="float" office:value="150.689" calcext:value-type="float">
            <text:p>150,689</text:p>
          </table:table-cell>
          <table:table-cell office:value-type="float" office:value="24" calcext:value-type="float">
            <text:p>24</text:p>
          </table:table-cell>
          <table:table-cell table:formula="of:=(1+COS([.G16]*PI()/180)^2)/(4*SIN([.G16]*PI()/180/2)^2*COS([.G16]*PI()/180/2))" office:value-type="float" office:value="1.76993715896759" calcext:value-type="float">
            <text:p>1,769937159</text:p>
          </table:table-cell>
          <table:table-cell/>
          <table:table-cell table:formula="of:=[.P16]/[.P15]*(([.N15]+[.M15]*3)/([.N16]-[.M16]))^2*(([.Q15]*[.R15])/([.Q16]*[.R16]))" office:value-type="float" office:value="0.68945268774486" calcext:value-type="float">
            <text:p>0,6894526877</text:p>
          </table:table-cell>
          <table:table-cell table:formula="of:=SQRT([.T16])" office:value-type="float" office:value="0.830332877673081" calcext:value-type="float">
            <text:p>0,830332877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office:value-type="float" office:value="60.55" calcext:value-type="float">
            <text:p>60,55</text:p>
          </table:table-cell>
          <table:table-cell/>
          <table:table-cell table:style-name="ce4" table:formula="of:=([.$F$2]*SQRT([.F17]))/(2*SIN([.G17]*PI()/(2*180)))" office:value-type="float" office:value="3.74577197104792" calcext:value-type="float">
            <text:p>3,7458</text:p>
          </table:table-cell>
          <table:table-cell table:style-name="Default"/>
          <table:table-cell table:formula="of:=SIN([.G17]/2/180*PI())/[.$F$2]" office:value-type="float" office:value="0.326967279604303" calcext:value-type="float">
            <text:p>0,3269672796</text:p>
          </table:table-cell>
          <table:table-cell/>
          <table:table-cell table:style-name="ce2" table:formula="of:=[.$M$3]*EXP(-[.$M$4]*[.$K17]^2)+[.$N$3]*EXP(-[.$N$4]*[.$K17]^2)+[.$O$3]*EXP(-[.$O$4]*[.$K17]^2)+[.$P$3]*EXP(-[.$P$4]*[.$K17]^2)+[.$Q$3]*EXP(-[.$Q$4]*[.$K17]^2)+[.$S$3]" office:value-type="float" office:value="18.9200196150087" calcext:value-type="float">
            <text:p>18,92</text:p>
          </table:table-cell>
          <table:table-cell table:style-name="ce2" table:formula="of:=[.$M$5]*EXP(-[.$M$6]*[.$K17]^2)+[.$N$5]*EXP(-[.$N$6]*[.$K17]^2)+[.$O$5]*EXP(-[.$O$6]*[.$K17]^2)+[.$P$5]*EXP(-[.$P$6]*[.$K17]^2)+[.$Q$5]*EXP(-[.$Q$6]*[.$K17]^2)+[.$S$5]" office:value-type="float" office:value="57.4700205213369" calcext:value-type="float">
            <text:p>57,47</text:p>
          </table:table-cell>
          <table:table-cell/>
          <table:table-cell table:style-name="ce5" office:value-type="float" office:value="93.819" calcext:value-type="float">
            <text:p>93,819</text:p>
          </table:table-cell>
          <table:table-cell office:value-type="float" office:value="24" calcext:value-type="float">
            <text:p>24</text:p>
          </table:table-cell>
          <table:table-cell table:formula="of:=(1+COS([.G17]*PI()/180)^2)/(4*SIN([.G17]*PI()/180/2)^2*COS([.G17]*PI()/180/2))" office:value-type="float" office:value="1.41425219186952" calcext:value-type="float">
            <text:p>1,4142521919</text:p>
          </table:table-cell>
          <table:table-cell/>
          <table:table-cell table:formula="of:=[.P17]/[.P18]*(([.N18]+[.M18]*3)/([.N17]-[.M17]))^2*(([.Q18]*[.R18])/([.Q17]*[.R17]))" office:value-type="float" office:value="0.458963935689759" calcext:value-type="float">
            <text:p>0,4589639357</text:p>
          </table:table-cell>
          <table:table-cell table:formula="of:=SQRT([.T17])" office:value-type="float" office:value="0.677468771007018" calcext:value-type="float">
            <text:p>0,67746877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 office:value-type="float" office:value="71.33" calcext:value-type="float">
            <text:p>71,33</text:p>
          </table:table-cell>
          <table:table-cell/>
          <table:table-cell table:style-name="ce4" table:formula="of:=([.$F$2]*SQRT([.F18]))/(2*SIN([.G18]*PI()/(2*180)))" office:value-type="float" office:value="3.73997853285076" calcext:value-type="float">
            <text:p>3,7400</text:p>
          </table:table-cell>
          <table:table-cell table:style-name="Default"/>
          <table:table-cell table:formula="of:=SIN([.G18]/2/180*PI())/[.$F$2]" office:value-type="float" office:value="0.37813413899334" calcext:value-type="float">
            <text:p>0,378134139</text:p>
          </table:table-cell>
          <table:table-cell/>
          <table:table-cell table:style-name="ce2" table:formula="of:=[.$M$3]*EXP(-[.$M$4]*[.$K18]^2)+[.$N$3]*EXP(-[.$N$4]*[.$K18]^2)+[.$O$3]*EXP(-[.$O$4]*[.$K18]^2)+[.$P$3]*EXP(-[.$P$4]*[.$K18]^2)+[.$Q$3]*EXP(-[.$Q$4]*[.$K18]^2)+[.$S$3]" office:value-type="float" office:value="17.1979977275588" calcext:value-type="float">
            <text:p>17,20</text:p>
          </table:table-cell>
          <table:table-cell table:style-name="ce2" table:formula="of:=[.$M$5]*EXP(-[.$M$6]*[.$K18]^2)+[.$N$5]*EXP(-[.$N$6]*[.$K18]^2)+[.$O$5]*EXP(-[.$O$6]*[.$K18]^2)+[.$P$5]*EXP(-[.$P$6]*[.$K18]^2)+[.$Q$5]*EXP(-[.$Q$6]*[.$K18]^2)+[.$S$5]" office:value-type="float" office:value="53.9922025853698" calcext:value-type="float">
            <text:p>53,99</text:p>
          </table:table-cell>
          <table:table-cell/>
          <table:table-cell table:style-name="ce5" office:value-type="float" office:value="541.046" calcext:value-type="float">
            <text:p>541,046</text:p>
          </table:table-cell>
          <table:table-cell office:value-type="float" office:value="12" calcext:value-type="float">
            <text:p>12</text:p>
          </table:table-cell>
          <table:table-cell table:formula="of:=(1+COS([.G18]*PI()/180)^2)/(4*SIN([.G18]*PI()/180/2)^2*COS([.G18]*PI()/180/2))" office:value-type="float" office:value="0.997960399168472" calcext:value-type="float">
            <text:p>0,9979603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office:value-type="float" office:value="76.24" calcext:value-type="float">
            <text:p>76,24</text:p>
          </table:table-cell>
          <table:table-cell/>
          <table:table-cell table:style-name="ce4" table:formula="of:=([.$F$2]*SQRT([.F19]))/(2*SIN([.G19]*PI()/(2*180)))" office:value-type="float" office:value="3.74665567615869" calcext:value-type="float">
            <text:p>3,7467</text:p>
          </table:table-cell>
          <table:table-cell table:style-name="Default"/>
          <table:table-cell table:formula="of:=SIN([.G19]/2/180*PI())/[.$F$2]" office:value-type="float" office:value="0.400357046297325" calcext:value-type="float">
            <text:p>0,4003570463</text:p>
          </table:table-cell>
          <table:table-cell/>
          <table:table-cell table:style-name="ce2" table:formula="of:=[.$M$3]*EXP(-[.$M$4]*[.$K19]^2)+[.$N$3]*EXP(-[.$N$4]*[.$K19]^2)+[.$O$3]*EXP(-[.$O$4]*[.$K19]^2)+[.$P$3]*EXP(-[.$P$4]*[.$K19]^2)+[.$Q$3]*EXP(-[.$Q$4]*[.$K19]^2)+[.$S$3]" office:value-type="float" office:value="16.4944582308092" calcext:value-type="float">
            <text:p>16,49</text:p>
          </table:table-cell>
          <table:table-cell table:style-name="ce2" table:formula="of:=[.$M$5]*EXP(-[.$M$6]*[.$K19]^2)+[.$N$5]*EXP(-[.$N$6]*[.$K19]^2)+[.$O$5]*EXP(-[.$O$6]*[.$K19]^2)+[.$P$5]*EXP(-[.$P$6]*[.$K19]^2)+[.$Q$5]*EXP(-[.$Q$6]*[.$K19]^2)+[.$S$5]" office:value-type="float" office:value="52.5724362094249" calcext:value-type="float">
            <text:p>52,57</text:p>
          </table:table-cell>
          <table:table-cell/>
          <table:table-cell table:style-name="ce5" office:value-type="float" office:value="97.152" calcext:value-type="float">
            <text:p>97,152</text:p>
          </table:table-cell>
          <table:table-cell office:value-type="float" office:value="24" calcext:value-type="float">
            <text:p>24</text:p>
          </table:table-cell>
          <table:table-cell table:formula="of:=(1+COS([.G19]*PI()/180)^2)/(4*SIN([.G19]*PI()/180/2)^2*COS([.G19]*PI()/180/2))" office:value-type="float" office:value="0.881075425592471" calcext:value-type="float">
            <text:p>0,8810754256</text:p>
          </table:table-cell>
          <table:table-cell/>
          <table:table-cell table:formula="of:=[.P19]/[.P18]*(([.N18]+[.M18]*3)/([.N19]-[.M19]))^2*(([.Q18]*[.R18])/([.Q19]*[.R19]))" office:value-type="float" office:value="0.870999059542781" calcext:value-type="float">
            <text:p>0,8709990595</text:p>
          </table:table-cell>
          <table:table-cell table:formula="of:=SQRT([.T19])" office:value-type="float" office:value="0.93327330377697" calcext:value-type="float">
            <text:p>0,93327330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office:value-type="float" office:value="76.24" calcext:value-type="float">
            <text:p>76,24</text:p>
          </table:table-cell>
          <table:table-cell/>
          <table:table-cell table:style-name="ce4" table:formula="of:=([.$F$2]*SQRT([.F20]))/(2*SIN([.G20]*PI()/(2*180)))" office:value-type="float" office:value="3.74665567615869" calcext:value-type="float">
            <text:p>3,7467</text:p>
          </table:table-cell>
          <table:table-cell table:style-name="Default"/>
          <table:table-cell table:formula="of:=SIN([.G20]/2/180*PI())/[.$F$2]" office:value-type="float" office:value="0.400357046297325" calcext:value-type="float">
            <text:p>0,4003570463</text:p>
          </table:table-cell>
          <table:table-cell/>
          <table:table-cell table:style-name="ce2" table:formula="of:=[.$M$3]*EXP(-[.$M$4]*[.$K20]^2)+[.$N$3]*EXP(-[.$N$4]*[.$K20]^2)+[.$O$3]*EXP(-[.$O$4]*[.$K20]^2)+[.$P$3]*EXP(-[.$P$4]*[.$K20]^2)+[.$Q$3]*EXP(-[.$Q$4]*[.$K20]^2)+[.$S$3]" office:value-type="float" office:value="16.4944582308092" calcext:value-type="float">
            <text:p>16,49</text:p>
          </table:table-cell>
          <table:table-cell table:style-name="ce2" table:formula="of:=[.$M$5]*EXP(-[.$M$6]*[.$K20]^2)+[.$N$5]*EXP(-[.$N$6]*[.$K20]^2)+[.$O$5]*EXP(-[.$O$6]*[.$K20]^2)+[.$P$5]*EXP(-[.$P$6]*[.$K20]^2)+[.$Q$5]*EXP(-[.$Q$6]*[.$K20]^2)+[.$S$5]" office:value-type="float" office:value="52.5724362094249" calcext:value-type="float">
            <text:p>52,57</text:p>
          </table:table-cell>
          <table:table-cell/>
          <table:table-cell table:style-name="ce5" office:value-type="float" office:value="97.152" calcext:value-type="float">
            <text:p>97,152</text:p>
          </table:table-cell>
          <table:table-cell office:value-type="float" office:value="6" calcext:value-type="float">
            <text:p>6</text:p>
          </table:table-cell>
          <table:table-cell table:formula="of:=(1+COS([.G20]*PI()/180)^2)/(4*SIN([.G20]*PI()/180/2)^2*COS([.G20]*PI()/180/2))" office:value-type="float" office:value="0.881075425592471" calcext:value-type="float">
            <text:p>0,8810754256</text:p>
          </table:table-cell>
          <table:table-cell/>
          <table:table-cell table:formula="of:=[.P20]/[.P18]*(([.N18]+[.M18]*3)/([.N20]-[.M20]))^2*(([.Q18]*[.R18])/([.Q20]*[.R20]))" office:value-type="float" office:value="3.48399623817112" calcext:value-type="float">
            <text:p>3,4839962382</text:p>
          </table:table-cell>
          <table:table-cell table:formula="of:=SQRT([.T20])" office:value-type="float" office:value="1.86654660755394" calcext:value-type="float">
            <text:p>1,866546607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office:value-type="float" office:value="81.1" calcext:value-type="float">
            <text:p>81,1</text:p>
          </table:table-cell>
          <table:table-cell/>
          <table:table-cell table:style-name="ce4" table:formula="of:=([.$F$2]*SQRT([.F21]))/(2*SIN([.G21]*PI()/(2*180)))" office:value-type="float" office:value="3.75006196757246" calcext:value-type="float">
            <text:p>3,7501</text:p>
          </table:table-cell>
          <table:table-cell table:style-name="Default"/>
          <table:table-cell table:formula="of:=SIN([.G21]/2/180*PI())/[.$F$2]" office:value-type="float" office:value="0.421630054051537" calcext:value-type="float">
            <text:p>0,4216300541</text:p>
          </table:table-cell>
          <table:table-cell/>
          <table:table-cell table:style-name="ce2" table:formula="of:=[.$M$3]*EXP(-[.$M$4]*[.$K21]^2)+[.$N$3]*EXP(-[.$N$4]*[.$K21]^2)+[.$O$3]*EXP(-[.$O$4]*[.$K21]^2)+[.$P$3]*EXP(-[.$P$4]*[.$K21]^2)+[.$Q$3]*EXP(-[.$Q$4]*[.$K21]^2)+[.$S$3]" office:value-type="float" office:value="15.8487053638061" calcext:value-type="float">
            <text:p>15,85</text:p>
          </table:table-cell>
          <table:table-cell table:style-name="ce2" table:formula="of:=[.$M$5]*EXP(-[.$M$6]*[.$K21]^2)+[.$N$5]*EXP(-[.$N$6]*[.$K21]^2)+[.$O$5]*EXP(-[.$O$6]*[.$K21]^2)+[.$P$5]*EXP(-[.$P$6]*[.$K21]^2)+[.$Q$5]*EXP(-[.$Q$6]*[.$K21]^2)+[.$S$5]" office:value-type="float" office:value="51.266003205394" calcext:value-type="float">
            <text:p>51,27</text:p>
          </table:table-cell>
          <table:table-cell/>
          <table:table-cell table:style-name="ce5" office:value-type="float" office:value="73.645" calcext:value-type="float">
            <text:p>73,645</text:p>
          </table:table-cell>
          <table:table-cell office:value-type="float" office:value="24" calcext:value-type="float">
            <text:p>24</text:p>
          </table:table-cell>
          <table:table-cell table:formula="of:=(1+COS([.G21]*PI()/180)^2)/(4*SIN([.G21]*PI()/180/2)^2*COS([.G21]*PI()/180/2))" office:value-type="float" office:value="0.797104847745462" calcext:value-type="float">
            <text:p>0,7971048477</text:p>
          </table:table-cell>
          <table:table-cell/>
          <table:table-cell table:formula="of:=[.P21]/[.P22]*(([.N22]+[.M22]*3)/([.N21]-[.M21]))^2*(([.Q22]*[.R22])/([.Q21]*[.R21]))" office:value-type="float" office:value="0.774121906808224" calcext:value-type="float">
            <text:p>0,7741219068</text:p>
          </table:table-cell>
          <table:table-cell table:formula="of:=SQRT([.T21])" office:value-type="float" office:value="0.879841978316688" calcext:value-type="float">
            <text:p>0,879841978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 office:value-type="float" office:value="86.08" calcext:value-type="float">
            <text:p>86,08</text:p>
          </table:table-cell>
          <table:table-cell/>
          <table:table-cell table:style-name="ce4" table:formula="of:=([.$F$2]*SQRT([.F22]))/(2*SIN([.G22]*PI()/(2*180)))" office:value-type="float" office:value="3.74640147597807" calcext:value-type="float">
            <text:p>3,7464</text:p>
          </table:table-cell>
          <table:table-cell table:style-name="Default"/>
          <table:table-cell table:formula="of:=SIN([.G22]/2/180*PI())/[.$F$2]" office:value-type="float" office:value="0.442641400237215" calcext:value-type="float">
            <text:p>0,4426414002</text:p>
          </table:table-cell>
          <table:table-cell/>
          <table:table-cell table:style-name="ce2" table:formula="of:=[.$M$3]*EXP(-[.$M$4]*[.$K22]^2)+[.$N$3]*EXP(-[.$N$4]*[.$K22]^2)+[.$O$3]*EXP(-[.$O$4]*[.$K22]^2)+[.$P$3]*EXP(-[.$P$4]*[.$K22]^2)+[.$Q$3]*EXP(-[.$Q$4]*[.$K22]^2)+[.$S$3]" office:value-type="float" office:value="15.238286718576" calcext:value-type="float">
            <text:p>15,24</text:p>
          </table:table-cell>
          <table:table-cell table:style-name="ce2" table:formula="of:=[.$M$5]*EXP(-[.$M$6]*[.$K22]^2)+[.$N$5]*EXP(-[.$N$6]*[.$K22]^2)+[.$O$5]*EXP(-[.$O$6]*[.$K22]^2)+[.$P$5]*EXP(-[.$P$6]*[.$K22]^2)+[.$Q$5]*EXP(-[.$Q$6]*[.$K22]^2)+[.$S$5]" office:value-type="float" office:value="50.0263217261697" calcext:value-type="float">
            <text:p>50,03</text:p>
          </table:table-cell>
          <table:table-cell/>
          <table:table-cell table:style-name="ce5" office:value-type="float" office:value="643.412" calcext:value-type="float">
            <text:p>643,412</text:p>
          </table:table-cell>
          <table:table-cell office:value-type="float" office:value="24" calcext:value-type="float">
            <text:p>24</text:p>
          </table:table-cell>
          <table:table-cell table:formula="of:=(1+COS([.G22]*PI()/180)^2)/(4*SIN([.G22]*PI()/180/2)^2*COS([.G22]*PI()/180/2))" office:value-type="float" office:value="0.737741096193117" calcext:value-type="float">
            <text:p>0,7377410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 office:value-type="float" office:value="91.02" calcext:value-type="float">
            <text:p>91,02</text:p>
          </table:table-cell>
          <table:table-cell/>
          <table:table-cell table:style-name="ce4" table:formula="of:=([.$F$2]*SQRT([.F23]))/(2*SIN([.G23]*PI()/(2*180)))" office:value-type="float" office:value="3.74369369335743" calcext:value-type="float">
            <text:p>3,7437</text:p>
          </table:table-cell>
          <table:table-cell table:style-name="Default"/>
          <table:table-cell table:formula="of:=SIN([.G23]/2/180*PI())/[.$F$2]" office:value-type="float" office:value="0.462658259312752" calcext:value-type="float">
            <text:p>0,4626582593</text:p>
          </table:table-cell>
          <table:table-cell/>
          <table:table-cell table:style-name="ce2" table:formula="of:=[.$M$3]*EXP(-[.$M$4]*[.$K23]^2)+[.$N$3]*EXP(-[.$N$4]*[.$K23]^2)+[.$O$3]*EXP(-[.$O$4]*[.$K23]^2)+[.$P$3]*EXP(-[.$P$4]*[.$K23]^2)+[.$Q$3]*EXP(-[.$Q$4]*[.$K23]^2)+[.$S$3]" office:value-type="float" office:value="14.6823437006044" calcext:value-type="float">
            <text:p>14,68</text:p>
          </table:table-cell>
          <table:table-cell table:style-name="ce2" table:formula="of:=[.$M$5]*EXP(-[.$M$6]*[.$K23]^2)+[.$N$5]*EXP(-[.$N$6]*[.$K23]^2)+[.$O$5]*EXP(-[.$O$6]*[.$K23]^2)+[.$P$5]*EXP(-[.$P$6]*[.$K23]^2)+[.$Q$5]*EXP(-[.$Q$6]*[.$K23]^2)+[.$S$5]" office:value-type="float" office:value="48.8916834619233" calcext:value-type="float">
            <text:p>48,89</text:p>
          </table:table-cell>
          <table:table-cell/>
          <table:table-cell table:style-name="ce5" office:value-type="float" office:value="94.259" calcext:value-type="float">
            <text:p>94,259</text:p>
          </table:table-cell>
          <table:table-cell office:value-type="float" office:value="8" calcext:value-type="float">
            <text:p>8</text:p>
          </table:table-cell>
          <table:table-cell table:formula="of:=(1+COS([.G23]*PI()/180)^2)/(4*SIN([.G23]*PI()/180/2)^2*COS([.G23]*PI()/180/2))" office:value-type="float" office:value="0.701229052776928" calcext:value-type="float">
            <text:p>0,7012290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^2+[.C24]^2+[.D24]^2" office:value-type="float" office:value="13" calcext:value-type="float">
            <text:p>13</text:p>
          </table:table-cell>
          <table:table-cell office:value-type="float" office:value="95.86" calcext:value-type="float">
            <text:p>95,86</text:p>
          </table:table-cell>
          <table:table-cell/>
          <table:table-cell table:style-name="ce4" table:formula="of:=([.$F$2]*SQRT([.F24]))/(2*SIN([.G24]*PI()/(2*180)))" office:value-type="float" office:value="3.74457698940293" calcext:value-type="float">
            <text:p>3,7446</text:p>
          </table:table-cell>
          <table:table-cell table:style-name="Default"/>
          <table:table-cell table:formula="of:=SIN([.G24]/2/180*PI())/[.$F$2]" office:value-type="float" office:value="0.481436392637622" calcext:value-type="float">
            <text:p>0,4814363926</text:p>
          </table:table-cell>
          <table:table-cell/>
          <table:table-cell table:style-name="ce2" table:formula="of:=[.$M$3]*EXP(-[.$M$4]*[.$K24]^2)+[.$N$3]*EXP(-[.$N$4]*[.$K24]^2)+[.$O$3]*EXP(-[.$O$4]*[.$K24]^2)+[.$P$3]*EXP(-[.$P$4]*[.$K24]^2)+[.$Q$3]*EXP(-[.$Q$4]*[.$K24]^2)+[.$S$3]" office:value-type="float" office:value="14.1834578790036" calcext:value-type="float">
            <text:p>14,18</text:p>
          </table:table-cell>
          <table:table-cell table:style-name="ce2" table:formula="of:=[.$M$5]*EXP(-[.$M$6]*[.$K24]^2)+[.$N$5]*EXP(-[.$N$6]*[.$K24]^2)+[.$O$5]*EXP(-[.$O$6]*[.$K24]^2)+[.$P$5]*EXP(-[.$P$6]*[.$K24]^2)+[.$Q$5]*EXP(-[.$Q$6]*[.$K24]^2)+[.$S$5]" office:value-type="float" office:value="47.8674612295909" calcext:value-type="float">
            <text:p>47,87</text:p>
          </table:table-cell>
          <table:table-cell/>
          <table:table-cell table:style-name="ce5" office:value-type="float" office:value="57.728" calcext:value-type="float">
            <text:p>57,728</text:p>
          </table:table-cell>
          <table:table-cell office:value-type="float" office:value="24" calcext:value-type="float">
            <text:p>24</text:p>
          </table:table-cell>
          <table:table-cell table:formula="of:=(1+COS([.G24]*PI()/180)^2)/(4*SIN([.G24]*PI()/180/2)^2*COS([.G24]*PI()/180/2))" office:value-type="float" office:value="0.684154152541726" calcext:value-type="float">
            <text:p>0,6841541525</text:p>
          </table:table-cell>
          <table:table-cell/>
          <table:table-cell table:formula="of:=[.P24]/[.P23]*(([.N23]+[.M23]*3)/([.N24]-[.M24]))^2*(([.Q23]*[.R23])/([.Q24]*[.R24]))" office:value-type="float" office:value="1.59292116159416" calcext:value-type="float">
            <text:p>1,5929211616</text:p>
          </table:table-cell>
          <table:table-cell table:formula="of:=SQRT([.T24])" office:value-type="float" office:value="1.26210980568022" calcext:value-type="float">
            <text:p>1,2621098057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office:value-type="string" calcext:value-type="string">
            <text:p>Standardabweichung</text:p>
          </table:table-cell>
          <table:table-cell table:number-columns-repeated="11"/>
          <table:table-cell table:formula="of:=AVERAGE([.U12:.U24])" office:value-type="float" office:value="1.03488883304761" calcext:value-type="float">
            <text:p>1,034888833</text:p>
          </table:table-cell>
          <table:table-cell table:formula="of:=STDEV([.U12:.U24])" office:value-type="float" office:value="0.374186779423105" calcext:value-type="float">
            <text:p>0,3741867794</text:p>
          </table:table-cell>
        </table:table-row>
        <table:table-row table:style-name="ro1">
          <table:table-cell table:number-columns-repeated="7"/>
          <table:table-cell table:style-name="ce3" table:formula="of:=AVERAGE([.I12:.I25])" office:value-type="float" office:value="3.74255650113286" calcext:value-type="float">
            <text:p>3,743</text:p>
          </table:table-cell>
          <table:table-cell table:style-name="ce3" table:formula="of:=STDEV([.I12:.I24])" office:value-type="float" office:value="0.00777657608480779" calcext:value-type="float">
            <text:p>0,008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12"/>
        </table:table-row>
        <table:table-row table:style-name="ro1" table:number-rows-repeated="104853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robe 3 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1.5431" office:value-type="float" office:value="1.5431" calcext:value-type="float">
            <text:p>1,5431</text:p>
          </table:table-cell>
          <table:table-cell table:number-columns-repeated="6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1" office:value-type="float" office:value="-3.254477" calcext:value-type="float">
            <text:p>-3,25447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i*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fcu</text:p>
          </table:table-cell>
          <table:table-cell table:style-name="ce2" office:value-type="string" calcext:value-type="string">
            <text:p>fau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/>
          <table:table-cell table:formula="of:=41.87" office:value-type="float" office:value="41.87" calcext:value-type="float">
            <text:p>41,87</text:p>
          </table:table-cell>
          <table:table-cell/>
          <table:table-cell table:style-name="ce4" table:formula="of:=([.$F$2]*SQRT([.F14]))/(2*SIN([.H14]*PI()/(2*180)))" office:value-type="float" office:value="3.74008288360365" calcext:value-type="float">
            <text:p>3,7401</text:p>
          </table:table-cell>
          <table:table-cell/>
          <table:table-cell table:formula="of:=SIN([.H14]/2/180*PI())/[.$F$2]" office:value-type="float" office:value="0.231552463070018" calcext:value-type="float">
            <text:p>0,2315524631</text:p>
          </table:table-cell>
          <table:table-cell/>
          <table:table-cell table:style-name="ce2" table:formula="of:=[.$M$3]*EXP(-[.$M$4]*[.$L14]^2)+[.$N$3]*EXP(-[.$N$4]*[.$L14]^2)+[.$O$3]*EXP(-[.$O$4]*[.$L14]^2)+[.$P$3]*EXP(-[.$P$4]*[.$L14]^2)+[.$Q$3]*EXP(-[.$Q$4]*[.$L14]^2)+[.$S$3]" office:value-type="float" office:value="22.3766841954424" calcext:value-type="float">
            <text:p>22,38</text:p>
          </table:table-cell>
          <table:table-cell table:style-name="ce2" table:formula="of:=[.$M$5]*EXP(-[.$M$6]*[.$L14]^2)+[.$N$5]*EXP(-[.$N$6]*[.$L14]^2)+[.$O$5]*EXP(-[.$O$6]*[.$L14]^2)+[.$P$5]*EXP(-[.$P$6]*[.$L14]^2)+[.$Q$5]*EXP(-[.$Q$6]*[.$L14]^2)+[.$S$5]" office:value-type="float" office:value="64.6913611224619" calcext:value-type="float">
            <text:p>64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/>
          <table:table-cell office:value-type="float" office:value="48.64" calcext:value-type="float">
            <text:p>48,64</text:p>
          </table:table-cell>
          <table:table-cell/>
          <table:table-cell table:style-name="ce4" table:formula="of:=([.$F$2]*SQRT([.F15]))/(2*SIN([.H15]*PI()/(2*180)))" office:value-type="float" office:value="3.74691191221942" calcext:value-type="float">
            <text:p>3,7469</text:p>
          </table:table-cell>
          <table:table-cell/>
          <table:table-cell table:formula="of:=SIN([.H15]/2/180*PI())/[.$F$2]" office:value-type="float" office:value="0.266886445005233" calcext:value-type="float">
            <text:p>0,266886445</text:p>
          </table:table-cell>
          <table:table-cell/>
          <table:table-cell table:style-name="ce2" table:formula="of:=[.$M$3]*EXP(-[.$M$4]*[.$L15]^2)+[.$N$3]*EXP(-[.$N$4]*[.$L15]^2)+[.$O$3]*EXP(-[.$O$4]*[.$L15]^2)+[.$P$3]*EXP(-[.$P$4]*[.$L15]^2)+[.$Q$3]*EXP(-[.$Q$4]*[.$L15]^2)+[.$S$3]" office:value-type="float" office:value="21.0765292776909" calcext:value-type="float">
            <text:p>21,08</text:p>
          </table:table-cell>
          <table:table-cell table:style-name="ce2" table:formula="of:=[.$M$5]*EXP(-[.$M$6]*[.$L15]^2)+[.$N$5]*EXP(-[.$N$6]*[.$L15]^2)+[.$O$5]*EXP(-[.$O$6]*[.$L15]^2)+[.$P$5]*EXP(-[.$P$6]*[.$L15]^2)+[.$Q$5]*EXP(-[.$Q$6]*[.$L15]^2)+[.$S$5]" office:value-type="float" office:value="61.910448289405" calcext:value-type="float">
            <text:p>61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table:number-columns-repeated="3"/>
          <table:table-cell table:style-name="ce4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/>
          <table:table-cell office:value-type="float" office:value="71.29" calcext:value-type="float">
            <text:p>71,29</text:p>
          </table:table-cell>
          <table:table-cell/>
          <table:table-cell table:style-name="ce4" table:formula="of:=([.$F$2]*SQRT([.F18]))/(2*SIN([.H18]*PI()/(2*180)))" office:value-type="float" office:value="3.74471087843055" calcext:value-type="float">
            <text:p>3,7447</text:p>
          </table:table-cell>
          <table:table-cell/>
          <table:table-cell table:formula="of:=SIN([.H18]/2/180*PI())/[.$F$2]" office:value-type="float" office:value="0.377656275286547" calcext:value-type="float">
            <text:p>0,3776562753</text:p>
          </table:table-cell>
          <table:table-cell/>
          <table:table-cell table:style-name="ce2" table:formula="of:=[.$M$3]*EXP(-[.$M$4]*[.$L18]^2)+[.$N$3]*EXP(-[.$N$4]*[.$L18]^2)+[.$O$3]*EXP(-[.$O$4]*[.$L18]^2)+[.$P$3]*EXP(-[.$P$4]*[.$L18]^2)+[.$Q$3]*EXP(-[.$Q$4]*[.$L18]^2)+[.$S$3]" office:value-type="float" office:value="17.2134407399592" calcext:value-type="float">
            <text:p>17,21</text:p>
          </table:table-cell>
          <table:table-cell table:style-name="ce2" table:formula="of:=[.$M$5]*EXP(-[.$M$6]*[.$L18]^2)+[.$N$5]*EXP(-[.$N$6]*[.$L18]^2)+[.$O$5]*EXP(-[.$O$6]*[.$L18]^2)+[.$P$5]*EXP(-[.$P$6]*[.$L18]^2)+[.$Q$5]*EXP(-[.$Q$6]*[.$L18]^2)+[.$S$5]" office:value-type="float" office:value="54.0233445929077" calcext:value-type="float">
            <text:p>54,0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table:number-columns-repeated="3"/>
          <table:table-cell table:style-name="ce4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table:number-columns-repeated="3"/>
          <table:table-cell table:style-name="ce4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table:number-columns-repeated="3"/>
          <table:table-cell table:style-name="ce4"/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/>
          <table:table-cell office:value-type="float" office:value="86.07" calcext:value-type="float">
            <text:p>86,07</text:p>
          </table:table-cell>
          <table:table-cell/>
          <table:table-cell table:style-name="ce4" table:formula="of:=([.$F$2]*SQRT([.F22]))/(2*SIN([.H22]*PI()/(2*180)))" office:value-type="float" office:value="3.74966757682137" calcext:value-type="float">
            <text:p>3,7497</text:p>
          </table:table-cell>
          <table:table-cell/>
          <table:table-cell table:formula="of:=SIN([.H22]/2/180*PI())/[.$F$2]" office:value-type="float" office:value="0.442255843005546" calcext:value-type="float">
            <text:p>0,442255843</text:p>
          </table:table-cell>
          <table:table-cell/>
          <table:table-cell table:style-name="ce2" table:formula="of:=[.$M$3]*EXP(-[.$M$4]*[.$L22]^2)+[.$N$3]*EXP(-[.$N$4]*[.$L22]^2)+[.$O$3]*EXP(-[.$O$4]*[.$L22]^2)+[.$P$3]*EXP(-[.$P$4]*[.$L22]^2)+[.$Q$3]*EXP(-[.$Q$4]*[.$L22]^2)+[.$S$3]" office:value-type="float" office:value="15.2492404028685" calcext:value-type="float">
            <text:p>15,25</text:p>
          </table:table-cell>
          <table:table-cell table:style-name="ce2" table:formula="of:=[.$M$5]*EXP(-[.$M$6]*[.$L22]^2)+[.$N$5]*EXP(-[.$N$6]*[.$L22]^2)+[.$O$5]*EXP(-[.$O$6]*[.$L22]^2)+[.$P$5]*EXP(-[.$P$6]*[.$L22]^2)+[.$Q$5]*EXP(-[.$Q$6]*[.$L22]^2)+[.$S$5]" office:value-type="float" office:value="50.0486183021587" calcext:value-type="float">
            <text:p>50,05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/>
          <table:table-cell office:value-type="float" office:value="91.02" calcext:value-type="float">
            <text:p>91,02</text:p>
          </table:table-cell>
          <table:table-cell/>
          <table:table-cell table:style-name="ce4" table:formula="of:=([.$F$2]*SQRT([.F23]))/(2*SIN([.H23]*PI()/(2*180)))" office:value-type="float" office:value="3.74660726261097" calcext:value-type="float">
            <text:p>3,7466</text:p>
          </table:table-cell>
          <table:table-cell/>
          <table:table-cell table:formula="of:=SIN([.H23]/2/180*PI())/[.$F$2]" office:value-type="float" office:value="0.462298470633357" calcext:value-type="float">
            <text:p>0,4622984706</text:p>
          </table:table-cell>
          <table:table-cell/>
          <table:table-cell table:style-name="ce2" table:formula="of:=[.$M$3]*EXP(-[.$M$4]*[.$L23]^2)+[.$N$3]*EXP(-[.$N$4]*[.$L23]^2)+[.$O$3]*EXP(-[.$O$4]*[.$L23]^2)+[.$P$3]*EXP(-[.$P$4]*[.$L23]^2)+[.$Q$3]*EXP(-[.$Q$4]*[.$L23]^2)+[.$S$3]" office:value-type="float" office:value="14.6921159885188" calcext:value-type="float">
            <text:p>14,69</text:p>
          </table:table-cell>
          <table:table-cell table:style-name="ce2" table:formula="of:=[.$M$5]*EXP(-[.$M$6]*[.$L23]^2)+[.$N$5]*EXP(-[.$N$6]*[.$L23]^2)+[.$O$5]*EXP(-[.$O$6]*[.$L23]^2)+[.$P$5]*EXP(-[.$P$6]*[.$L23]^2)+[.$Q$5]*EXP(-[.$Q$6]*[.$L23]^2)+[.$S$5]" office:value-type="float" office:value="48.9116838090003" calcext:value-type="float">
            <text:p>48,91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office:value-type="string" calcext:value-type="string">
            <text:p>Standardabweichung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3" table:formula="of:=AVERAGE([.J14:.J23])" office:value-type="float" office:value="3.74559610273719" calcext:value-type="float">
            <text:p>3,746</text:p>
          </table:table-cell>
          <table:table-cell table:style-name="ce3" table:formula="of:=STDEV([.J14:.J23])" office:value-type="float" office:value="0.00355351612454445" calcext:value-type="float">
            <text:p>0,0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22:41:02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52:40.692207292</meta:creation-date>
    <meta:generator>LibreOffice/5.0.4.2$Windows_x86 LibreOffice_project/2b9802c1994aa0b7dc6079e128979269cf95bc78</meta:generator>
    <meta:editing-duration>PT3H38M2S</meta:editing-duration>
    <meta:editing-cycles>86</meta:editing-cycles>
    <dc:date>2016-09-18T22:41:19.138000000</dc:date>
    <meta:document-statistic meta:table-count="3" meta:cell-count="618" meta:object-count="0"/>
    <meta:user-defined meta:name="qrichtext">1</meta:user-defined>
  </office:meta>
</office:document-meta>
</file>